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ferenceSetImpl.remove( Preference p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erenceSetImpl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eferenceSetImpl.getCastorPreferences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erenceSetImpl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erenceSetImpl.getP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erenceSetImpl.add( String name , List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eferenceSetImpl.remov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eferenceSetImpl.get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eferenceSetImpl.addAll( Collection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eferenceSetImpl.setCastorPreferencesValidator( String castorPreferences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erenceSetImpl.setClassLoader( ClassLoader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erenceSetImpl.add( Preference p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erenceSetImpl.getPreferencesValidato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